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9">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font-name="Symbol"/>
    </style:style>
    <style:style style:name="T5" style:parent-style-name="DefaultParagraphFont" style:family="text">
      <style:text-properties style:font-name="Symbol"/>
    </style:style>
    <style:style style:name="T6" style:parent-style-name="DefaultParagraphFont" style:family="text">
      <style:text-properties style:font-name="Symbol"/>
    </style:style>
    <style:style style:name="TableColumn8" style:family="table-column">
      <style:table-column-properties style:column-width="3.2604in" style:use-optimal-column-width="false"/>
    </style:style>
    <style:style style:name="TableColumn9" style:family="table-column">
      <style:table-column-properties style:column-width="3.2604in" style:use-optimal-column-width="false"/>
    </style:style>
    <style:style style:name="Table7" style:family="table">
      <style:table-properties style:width="6.5208in" fo:margin-left="0in" table:align="left"/>
    </style:style>
    <style:style style:name="TableRow10" style:family="table-row">
      <style:table-row-properties style:use-optimal-row-height="false"/>
    </style:style>
    <style:style style:name="TableCell11"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12" style:parent-style-name="TableContents" style:family="paragraph">
      <style:paragraph-properties fo:border="0.0138in solid #000000" fo:padding="0.0138in" style:shadow="none"/>
    </style:style>
    <style:style style:name="TableCell13" style:family="table-cell">
      <style:table-cell-properties fo:border="0.0138in solid #808080" style:writing-mode="lr-tb" fo:padding-top="0.0194in" fo:padding-left="0.0194in" fo:padding-bottom="0.0194in" fo:padding-right="0.0194in"/>
    </style:style>
    <style:style style:name="P14" style:parent-style-name="TableContents" style:family="paragraph">
      <style:paragraph-properties fo:border-top="0.0138in solid #000000" fo:border-left="none" fo:border-bottom="0.0138in solid #000000" fo:border-right="0.0138in solid #000000" fo:padding-top="0.0138in" fo:padding-left="0in" fo:padding-bottom="0.0138in" fo:padding-right="0.0138in" style:shadow="none"/>
    </style:style>
    <style:style style:name="TableRow15" style:family="table-row">
      <style:table-row-properties style:use-optimal-row-height="false"/>
    </style:style>
    <style:style style:name="TableCell1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7"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8"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9"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20" style:family="table-row">
      <style:table-row-properties style:use-optimal-row-height="false"/>
    </style:style>
    <style:style style:name="TableCell2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2"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23"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24"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25" style:family="table-row">
      <style:table-row-properties style:use-optimal-row-height="false"/>
    </style:style>
    <style:style style:name="TableCell2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27"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28"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29"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30" style:family="table-row">
      <style:table-row-properties style:use-optimal-row-height="false"/>
    </style:style>
    <style:style style:name="TableCell3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2"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33"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34"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35" style:family="table-row">
      <style:table-row-properties style:use-optimal-row-height="false"/>
    </style:style>
    <style:style style:name="TableCell3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37"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38"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39"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40" style:family="table-row">
      <style:table-row-properties style:use-optimal-row-height="false"/>
    </style:style>
    <style:style style:name="TableCell41"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2"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43"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44"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45" style:family="table-row">
      <style:table-row-properties style:use-optimal-row-height="false"/>
    </style:style>
    <style:style style:name="TableCell46"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47"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48"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49"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50" style:family="table-row">
      <style:table-row-properties style:use-optimal-row-height="false"/>
    </style:style>
    <style:style style:name="TableCell51"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52"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Row53" style:family="table-row">
      <style:table-row-properties style:use-optimal-row-height="false"/>
    </style:style>
    <style:style style:name="TableCell5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55"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56"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57"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58" style:family="table-row">
      <style:table-row-properties style:use-optimal-row-height="false"/>
    </style:style>
    <style:style style:name="TableCell5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0"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61"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62"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63" style:family="table-row">
      <style:table-row-properties style:use-optimal-row-height="false"/>
    </style:style>
    <style:style style:name="TableCell6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65"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66"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67"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68" style:family="table-row">
      <style:table-row-properties style:use-optimal-row-height="false"/>
    </style:style>
    <style:style style:name="TableCell69"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0"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71"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72"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73" style:family="table-row">
      <style:table-row-properties style:use-optimal-row-height="false"/>
    </style:style>
    <style:style style:name="TableCell7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75"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76"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77"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P78" style:parent-style-name="Textbody" style:family="paragraph">
      <style:paragraph-properties fo:margin-left="1.25in">
        <style:tab-stops/>
      </style:paragraph-properties>
    </style:style>
    <style:style style:name="P79" style:parent-style-name="Textbody" style:family="paragraph">
      <style:paragraph-properties fo:margin-left="1.25in">
        <style:tab-stops/>
      </style:paragraph-properties>
    </style:style>
    <style:style style:name="P80" style:parent-style-name="Textbody" style:family="paragraph">
      <style:paragraph-properties fo:margin-left="1.25in">
        <style:tab-stops/>
      </style:paragraph-properties>
    </style:style>
    <style:style style:name="P81" style:parent-style-name="Textbody" style:family="paragraph">
      <style:paragraph-properties fo:margin-left="1.25in">
        <style:tab-stops/>
      </style:paragraph-properties>
    </style:style>
    <style:style style:name="P82" style:parent-style-name="Textbody" style:family="paragraph">
      <style:paragraph-properties fo:margin-left="1.25in">
        <style:tab-stops/>
      </style:paragraph-properties>
    </style:style>
    <style:style style:name="P83" style:parent-style-name="Textbody" style:family="paragraph">
      <style:paragraph-properties fo:margin-left="1.25in">
        <style:tab-stops/>
      </style:paragraph-properties>
    </style:style>
    <style:style style:name="P84" style:parent-style-name="Textbody" style:family="paragraph">
      <style:paragraph-properties fo:margin-left="1.25in">
        <style:tab-stops/>
      </style:paragraph-properties>
    </style:style>
    <style:style style:name="P85" style:parent-style-name="Textbody" style:family="paragraph">
      <style:paragraph-properties fo:margin-left="1.25in">
        <style:tab-stops/>
      </style:paragraph-properties>
    </style:style>
    <style:style style:name="TableColumn87" style:family="table-column">
      <style:table-column-properties style:column-width="3.2604in" style:use-optimal-column-width="false"/>
    </style:style>
    <style:style style:name="TableColumn88" style:family="table-column">
      <style:table-column-properties style:column-width="3.2604in" style:use-optimal-column-width="false"/>
    </style:style>
    <style:style style:name="Table86" style:family="table">
      <style:table-properties style:width="6.5208in" fo:margin-left="0in" table:align="left"/>
    </style:style>
    <style:style style:name="TableRow89" style:family="table-row">
      <style:table-row-properties style:use-optimal-row-height="false"/>
    </style:style>
    <style:style style:name="TableCell90" style:family="table-cell">
      <style:table-cell-properties fo:border-top="0.0138in solid #808080" fo:border-left="0.0138in solid #808080" fo:border-bottom="0.0138in solid #808080" fo:border-right="none" style:writing-mode="lr-tb" fo:padding-top="0.0194in" fo:padding-left="0.0194in" fo:padding-bottom="0.0194in" fo:padding-right="0.0194in"/>
    </style:style>
    <style:style style:name="P91" style:parent-style-name="TableContents" style:family="paragraph">
      <style:paragraph-properties fo:border="0.0138in solid #000000" fo:padding="0.0138in" style:shadow="none"/>
    </style:style>
    <style:style style:name="TableCell92" style:family="table-cell">
      <style:table-cell-properties fo:border="0.0138in solid #808080" style:writing-mode="lr-tb" fo:padding-top="0.0194in" fo:padding-left="0.0194in" fo:padding-bottom="0.0194in" fo:padding-right="0.0194in"/>
    </style:style>
    <style:style style:name="P93" style:parent-style-name="TableContents" style:family="paragraph">
      <style:paragraph-properties fo:border-top="0.0138in solid #000000" fo:border-left="none" fo:border-bottom="0.0138in solid #000000" fo:border-right="0.0138in solid #000000" fo:padding-top="0.0138in" fo:padding-left="0in" fo:padding-bottom="0.0138in" fo:padding-right="0.0138in" style:shadow="none"/>
    </style:style>
    <style:style style:name="TableRow94" style:family="table-row">
      <style:table-row-properties style:use-optimal-row-height="false"/>
    </style:style>
    <style:style style:name="TableCell9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96"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97"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98"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99" style:family="table-row">
      <style:table-row-properties style:use-optimal-row-height="false"/>
    </style:style>
    <style:style style:name="TableCell10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01"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02"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03"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04" style:family="table-row">
      <style:table-row-properties style:use-optimal-row-height="false"/>
    </style:style>
    <style:style style:name="TableCell10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06"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07"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08"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09" style:family="table-row">
      <style:table-row-properties style:use-optimal-row-height="false"/>
    </style:style>
    <style:style style:name="TableCell11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11"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12"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13"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14" style:family="table-row">
      <style:table-row-properties style:use-optimal-row-height="false"/>
    </style:style>
    <style:style style:name="TableCell11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16"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17"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18"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19" style:family="table-row">
      <style:table-row-properties style:use-optimal-row-height="false"/>
    </style:style>
    <style:style style:name="TableCell120"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21"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22"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23"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24" style:family="table-row">
      <style:table-row-properties style:use-optimal-row-height="false"/>
    </style:style>
    <style:style style:name="TableCell125"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26"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27"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28"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29" style:family="table-row">
      <style:table-row-properties style:use-optimal-row-height="false"/>
    </style:style>
    <style:style style:name="TableCell130"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31"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Row132" style:family="table-row">
      <style:table-row-properties style:use-optimal-row-height="false"/>
    </style:style>
    <style:style style:name="TableCell13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34"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35"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36"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37" style:family="table-row">
      <style:table-row-properties style:use-optimal-row-height="false"/>
    </style:style>
    <style:style style:name="TableCell13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39"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40"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41"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42" style:family="table-row">
      <style:table-row-properties style:use-optimal-row-height="false"/>
    </style:style>
    <style:style style:name="TableCell143"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44"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45"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46"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47" style:family="table-row">
      <style:table-row-properties style:use-optimal-row-height="false"/>
    </style:style>
    <style:style style:name="TableCell148"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49"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50"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51"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P152"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ableRow153" style:family="table-row">
      <style:table-row-properties style:use-optimal-row-height="false"/>
    </style:style>
    <style:style style:name="TableCell154" style:family="table-cell">
      <style:table-cell-properties fo:border-top="none" fo:border-left="0.0138in solid #808080" fo:border-bottom="0.0138in solid #808080" fo:border-right="none" style:writing-mode="lr-tb" fo:padding-top="0.0194in" fo:padding-left="0.0194in" fo:padding-bottom="0.0194in" fo:padding-right="0.0194in"/>
    </style:style>
    <style:style style:name="P155" style:parent-style-name="TableContents" style:family="paragraph">
      <style:paragraph-properties fo:border-top="none" fo:border-left="0.0138in solid #000000" fo:border-bottom="0.0138in solid #000000" fo:border-right="0.0138in solid #000000" fo:padding-top="0in" fo:padding-left="0.0138in" fo:padding-bottom="0.0138in" fo:padding-right="0.0138in" style:shadow="none"/>
    </style:style>
    <style:style style:name="TableCell156" style:family="table-cell">
      <style:table-cell-properties fo:border-top="none" fo:border-left="0.0138in solid #808080" fo:border-bottom="0.0138in solid #808080" fo:border-right="0.0138in solid #808080" style:writing-mode="lr-tb" fo:padding-top="0.0194in" fo:padding-left="0.0194in" fo:padding-bottom="0.0194in" fo:padding-right="0.0194in"/>
    </style:style>
    <style:style style:name="P157" style:parent-style-name="TableContents" style:family="paragraph">
      <style:paragraph-properties fo:border-top="none" fo:border-left="none" fo:border-bottom="0.0138in solid #000000" fo:border-right="0.0138in solid #000000" fo:padding-top="0in" fo:padding-left="0in" fo:padding-bottom="0.0138in" fo:padding-right="0.0138in" style:shadow="none"/>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P164" style:parent-style-name="Textbody" style:list-style-name="LFO1" style:family="paragraph"/>
    <style:style style:name="T165" style:parent-style-name="DefaultParagraphFont" style:family="text">
      <style:text-properties fo:font-weight="bold" style:font-weight-asian="bold" style:font-weight-complex="bold"/>
    </style:style>
    <style:style style:name="P166" style:parent-style-name="Textbody" style:list-style-name="LFO1" style:family="paragraph"/>
    <style:style style:name="P167" style:parent-style-name="Textbody" style:list-style-name="LFO1" style:family="paragraph"/>
    <style:style style:name="P168" style:parent-style-name="Textbody" style:list-style-name="LFO1" style:family="paragraph"/>
    <style:style style:name="P169" style:parent-style-name="Textbody" style:list-style-name="LFO1" style:family="paragraph"/>
    <style:style style:name="P170" style:parent-style-name="Textbody" style:list-style-name="LFO1" style:family="paragraph"/>
    <style:style style:name="P171" style:parent-style-name="Textbody" style:list-style-name="LFO1" style:family="paragraph"/>
  </office:automatic-styles>
  <office:body>
    <office:text text:use-soft-page-breaks="true">
      <text:p text:style-name="P1">The (Arduino) PennyMan Shield Documentation</text:p>
      <text:p text:style-name="Textbody">D. Naegle</text:p>
      <text:p text:style-name="Textbody">31 October, 2018</text:p>
      <text:p text:style-name="Textbody">1.       OLED Display</text:p>
      <text:p text:style-name="Textbody">The PennyMan Arduino interface shield contains provisions for an inexpensive 128x64-pixel Organic Light-Emitting Diode (OLED) display<text:s/>(0.96” SSD1306 128x64 I2C Serial 4Pin Arduino Display Module, available from multiple sellers on eBay, or from Adafruit Industries).  Its purpose is to provide continuous indications of what the PennyMan controller is doing (what is the current state of the machine) and the current values of the input and output signals to the PennyMan controller. <text:s text:c="3"/><text:span text:style-name="T2">The PennyMan Shield design accommodates 2 versions of the display module, which differ in the placement of their VCC and GND pins. <text:s/>For VCC on the left-most pi</text:span><text:span text:style-name="T3">n, stuff R4 and R5. <text:s/>For GND on the left-most pin, stuff R3 and R6.</text:span></text:p>
      <text:p text:style-name="Textbody">2.       OLED Display is optional</text:p>
      <text:p text:style-name="Textbody">Use of the OLED display is optional; the PennyMan Arduino interface shield operates correctly without the shield in place.</text:p>
      <text:p text:style-name="Textbody">CAUTION:  Do not plug or unplug<text:s/>the OLED display with power applied to the PennyMan controller.  Unplug the power connector to the Arduino processor board, and wait a few seconds before plugging or unplugging the OLED display.</text:p>
      <text:p text:style-name="Textbody">3.       Software Interface</text:p>
      <text:p text:style-name="Textbody">The OLED display is accessed through the I2C serial interface provided by the AdaFruit_SSD1306 library.</text:p>
      <text:p text:style-name="Textbody">4.       Layout and format of the Display</text:p>
      <text:p text:style-name="Textbody">The display has 3 modes of operation:</text:p>
      <text:p text:style-name="Textbody"><text:span text:style-name="T4">·      <text:s/></text:span>Startup Screen</text:p>
      <text:p text:style-name="Textbody"><text:span text:style-name="T5">·      <text:s/></text:span>Runtime Screen</text:p>
      <text:p text:style-name="Textbody"><text:span text:style-name="T6">·      <text:s/></text:span>Debug Console</text:p>
      <text:p text:style-name="Textbody">These are described as follows</text:p>
      <text:p text:style-name="Textbody">4.1  <text:s/>Startup Screen</text:p>
      <text:p text:style-name="Textbody">The Startup Screen has the banner ‘Pennyman!’, followed by the software revision, optionally followed by a 5-second count-down indicator.  The time-out is provided so that the user can get into the Debug Console, in the case that the<text:s/>non-volatile log chip is present on the PennyMan Arduino interface shield.  If there is no log chip installed, there will be no count-down; the Startup Screen will be replaced by the Runtime Screen after a few seconds.  See Section 4.3, Debug Console, for<text:s/>further information.</text:p>
      <text:p text:style-name="Textbody">4.2   Runtime Screen</text:p>
      <text:p text:style-name="Textbody">The Runtime Screen has 3 lines: Current State, I/O State, and time in current state. The top line indicates the current state of the machine.  These are listed below:</text:p>
      <table:table table:style-name="Table7">
        <table:table-columns>
          <table:table-column table:style-name="TableColumn8"/>
          <table:table-column table:style-name="TableColumn9"/>
        </table:table-columns>
        <table:table-row table:style-name="TableRow10">
          <table:table-cell table:style-name="TableCell11">
            <text:p text:style-name="P12">State Message Visible in OLED Display</text:p>
          </table:table-cell>
          <table:table-cell table:style-name="TableCell13">
            <text:p text:style-name="P14">Comment/Explanation</text:p>
          </table:table-cell>
        </table:table-row>
        <table:table-row table:style-name="TableRow15">
          <table:table-cell table:style-name="TableCell16">
            <text:p text:style-name="P17">"Start"</text:p>
          </table:table-cell>
          <table:table-cell table:style-name="TableCell18">
            <text:p text:style-name="P19">Startup State; doesn’t last long enough to be<text:s/><text:soft-page-break/>seen on the OLED display.  This state sets all output to sane (inactive) values and moves to “Wait for Home”</text:p>
          </table:table-cell>
        </table:table-row>
        <text:soft-page-break/>
        <table:table-row table:style-name="TableRow20">
          <table:table-cell table:style-name="TableCell21">
            <text:p text:style-name="P22">"Wait for Home"</text:p>
          </table:table-cell>
          <table:table-cell table:style-name="TableCell23">
            <text:p text:style-name="P24">Runs the Motor, waits for the Home sensor to be active. <text:s/>When Home is sensed, the coin press is in the proper position to begin; this state moves to “Wait for Coin”</text:p>
          </table:table-cell>
        </table:table-row>
        <table:table-row table:style-name="TableRow25">
          <table:table-cell table:style-name="TableCell26">
            <text:p text:style-name="P27">"Wait for Coin"</text:p>
          </table:table-cell>
          <table:table-cell table:style-name="TableCell28">
            <text:p text:style-name="P29">Waiting for the user to insert a penny and quarters to initiate creation of a souvenir.  Only in this state, is the Coin-insert mechanism is enabled (Upper Solenoid activated).  This is shown by the ‘L’ being a black letter on a white background.  (‘L’ stands for ‘Lift Red lever’.) When coins are inserted, the state moves to “Wait for Button”</text:p>
          </table:table-cell>
        </table:table-row>
        <table:table-row table:style-name="TableRow30">
          <table:table-cell table:style-name="TableCell31">
            <text:p text:style-name="P32">"Wait for Button"</text:p>
          </table:table-cell>
          <table:table-cell table:style-name="TableCell33">
            <text:p text:style-name="P34">Wait for the user to select which stamp to impress on the penny.  When this selection is made, the state moves to “Position Stamp”</text:p>
          </table:table-cell>
        </table:table-row>
        <table:table-row table:style-name="TableRow35">
          <table:table-cell table:style-name="TableCell36">
            <text:p text:style-name="P37">"Position Stamp"</text:p>
          </table:table-cell>
          <table:table-cell table:style-name="TableCell38">
            <text:p text:style-name="P39">This is a timing state.  The Motor is run, and the 90-degree sensor is counted until the press is in the proper position for<text:s/>the user’s selected stamp.  At this point, the state moves to “Coin Drop”</text:p>
          </table:table-cell>
        </table:table-row>
        <table:table-row table:style-name="TableRow40">
          <table:table-cell table:style-name="TableCell41">
            <text:p text:style-name="P42">"Coin Drop"</text:p>
          </table:table-cell>
          <table:table-cell table:style-name="TableCell43">
            <text:p text:style-name="P44">Lower Solenoid is activated to drop the penny into the press.  Motor continues running in this state.  This state lasts for 1 second, then the state moves to “Wait for Finish”</text:p>
          </table:table-cell>
        </table:table-row>
        <table:table-row table:style-name="TableRow45">
          <table:table-cell table:style-name="TableCell46">
            <text:p text:style-name="P47">"Wait for Finish"</text:p>
          </table:table-cell>
          <table:table-cell table:style-name="TableCell48">
            <text:p text:style-name="P49">Motor continues running in this state.  This state lasts for 5 seconds, to insure that the souvenir is released from the press into the output chute where the user will pick it up.  NOTE: running the motor in this state may cause<text:s/>the press to advance past the ‘Home’ position.  This is OK.  After 5 seconds, the state moves to  “Start”, resetting all outputs inactive and immediately going to “Wait for Home”.  As mentioned above, the press may make an entire, extra revolution before the machine is once again in “Wait for Coin” state.</text:p>
          </table:table-cell>
        </table:table-row>
        <table:table-row table:style-name="TableRow50">
          <table:table-cell table:style-name="TableCell51" table:number-columns-spanned="2">
            <text:p text:style-name="P52">The states below are not part of normal operation; they should not be seen on the Display.</text:p>
          </table:table-cell>
          <table:covered-table-cell/>
        </table:table-row>
        <table:table-row table:style-name="TableRow53">
          <table:table-cell table:style-name="TableCell54">
            <text:p text:style-name="P55">"Invalid"</text:p>
          </table:table-cell>
          <table:table-cell table:style-name="TableCell56">
            <text:p text:style-name="P57">Software sets the state to ‘Invalid’ before immediately starting the State Machine in the ‘Wait For<text:s/>Home state’  This is just software housekeeping, so the State variable has a known value as soon as possible after the machine<text:s/><text:soft-page-break/>powers up.</text:p>
          </table:table-cell>
        </table:table-row>
        <text:soft-page-break/>
        <table:table-row table:style-name="TableRow58">
          <table:table-cell table:style-name="TableCell59">
            <text:p text:style-name="P60">"Shutdown"</text:p>
          </table:table-cell>
          <table:table-cell table:style-name="TableCell61">
            <text:p text:style-name="P62">Software defines this state, but it is not used in normal operation.  There is no legal way to get to<text:s/>this state.  All outputs are set to safe (inactive) values in this state, as part of an “emergency recovery” strategy.  From this state, the state goes to “Wait Forever”</text:p>
          </table:table-cell>
        </table:table-row>
        <table:table-row table:style-name="TableRow63">
          <table:table-cell table:style-name="TableCell64">
            <text:p text:style-name="P65">"Wait Forever"</text:p>
          </table:table-cell>
          <table:table-cell table:style-name="TableCell66">
            <text:p text:style-name="P67">This state is intended to trap a runaway machine sequence into a<text:s/>safe, persistent state.  As the name implies, we’re stuck in this state until the machine is reset or powered down. If you see this on the Display, you know the machine has been trapped from an unusual and unintended mode of operation.  It would be useful<text:s/>to look at the Log, if possible.  (See Section 4.3 for instructions on entering the Debug console.)</text:p>
          </table:table-cell>
        </table:table-row>
        <table:table-row table:style-name="TableRow68">
          <table:table-cell table:style-name="TableCell69">
            <text:p text:style-name="P70">"Reset"</text:p>
          </table:table-cell>
          <table:table-cell table:style-name="TableCell71">
            <text:p text:style-name="P72">This was intended to be similar to the “Shutdown” sequence; it attempts to clear the Display, set outputs to safe values, and sets the Watchdog Timer, which will initiate a system reset.  It apparently never worked, and is probably not needed.  The board will emerge from reset as described above, in “Start”.</text:p>
          </table:table-cell>
        </table:table-row>
        <table:table-row table:style-name="TableRow73">
          <table:table-cell table:style-name="TableCell74">
            <text:p text:style-name="P75">"Unknown!"</text:p>
          </table:table-cell>
          <table:table-cell table:style-name="TableCell76">
            <text:p text:style-name="P77">If the State has any value other than those enumerated above, the Display should<text:s/>show “Unknown!”.   Since this is not expected, it should never be seen.  It’s unknown if this state would persist on the “Display”.  It’s documented here for completeness’ sake.  If you see this, you should probably attempt to dump the log, and read the PennyMan source code to figure out what might have happened.  Or forget it and move on.  Perhaps it would be a good idea to replace the Arduino, the PennyMan shield board, or both, if an unusual state persists.</text:p>
          </table:table-cell>
        </table:table-row>
      </table:table>
      <text:p text:style-name="Textbody"> </text:p>
      <text:p text:style-name="Textbody">4.3   Debug Console</text:p>
      <text:p text:style-name="Textbody">The Debug Console<text:s/>must be activated during the 5-second count-down period in the Startup Screen.  This is done as follows:</text:p>
      <text:p text:style-name="P78">4.3.1         Connect the Arduino to a PC running the Arduino Integrated Development Environment (IDE), using a USB cable.</text:p>
      <text:p text:style-name="P79">4.3.2         Under the ‘Tools’ tab in the Arduino IDE, you’ll find a ‘Port’ tab.  Select the appropriate COM port (e.g. COM1, COM2, etc.)  If you select the wrong COM port, step 4.3.3 will be unsuccessful; you’ll get a warning message about the selected<text:s/><text:soft-page-break/>port not being found.  Come back to this step and select another COM port.</text:p>
      <text:p text:style-name="P80">4.3.3         Under the ‘Tools’ tab, select ‘Serial Monitor’.  Look for any error messages that appear in the bottom pane of the Arduino IDE window, indicating failure to open the Serial Monitor with the correct COM port.</text:p>
      <text:p text:style-name="P81">4.3.4         Upon successfully opening the Serial Monitor window, select ‘115200 baud’ in the serial speed control pane at the bottom of the Serial Monitor window.  The Arduino IDE may remember this from a previous session, so it may not be necessary.  NOTE: opening the Serial Monitor window resets the Arduino hardware, forcing it to start from scratch.  The Log file, if any, will be unaffected by resets.  See section X.X for more information on using the log file.</text:p>
      <text:p text:style-name="P82">4.3.5         Position the PC’s cursor in the uppermost pane of the Serial Monitor window (to the left of the ‘Send’ button) and type a ‘d’ but DON’T HIT RETURN yet.</text:p>
      <text:p text:style-name="P83">4.3.6         Press the reset button on the Arduino board (NOT the pushbutton on the PennyMan Arduino interface shield<text:s/>board (the top board in the stack).  The Arduino reset button is on the lower (main Arduino) board, next to the USB connector.  This will initiate the Startup screen and the 5-second time-out period.</text:p>
      <text:p text:style-name="P84">4.3.7         Hit ‘Enter’ (or ‘Return’ depending on the<text:s/>labeling of your PC keyboard) or click ‘Send’ on the Serial Monitor window within the 5-second time-out.  Either of these actions will send the previously typed ‘d’ to the Arduino board.  The OLED Display will show “Debug console running’.  The Serial Monitor should also show a list of commands that can be typed from the top pane of the Serial Monitor in Debug mode, to manage the Log file. </text:p>
      <text:p text:style-name="P85">4.3.8         In the Debug Console, there are 3 commands, ‘d’, ‘c’, and ‘x’.  ‘d’ dumps the log file to the Serial Monitor.   Dumping the log file does not erase it.  However, you may wish to preserve the log file in a human-readable form, by selecting the dumped text from the Serial Monitor central pane, copying it (with ‘ctrl-C’) and pasting it to your favorite text editor.  From there, the file can be saved or processed as needed.  ‘c’ clears the log file.  There is no recovering from this!   ‘x’ exits Debug Mode and boots back into the Runtime mode and screen.</text:p>
      <text:p text:style-name="Textbody"> </text:p>
      <text:p text:style-name="Textbody">5.       Using the Serial Monitor.</text:p>
      <text:p text:style-name="Textbody">If connected to a PC via USB to the Arduino IDE with a Serial Monitor opened as described above, the PennyMan Arduino Controller prints the same messages to the Serial Monitor as to the Log File.  These messages have the following format:  &lt;timestamp&gt; of the form hours.minutes.seconds.milliseconds, followed by the separator ‘-&gt;’, followed by a description of actions occurring at that timestamp.  There may be multiple lines of output.  It’s not completely clear which timestamp such unlabeled lines are associated with.  However, if there are multiple  un-timestamped lines, they all occurred essentially simultaneously, some time after the nearest-preceding time stamp, and before or at the subsequent time stamp.  NOTE: the timestamp does not come from the Arduino; it’s the PC’s system time.  Showing the Timestamp can be controlled by checking or un-checking the ‘Show Timestamp’ box at the bottom of the Serial Monitor.  Similarly, ‘Autoscroll’ affects the screen by being checked or unchecked.  In general, the default settings at the bottom of the Serial Monitor are best (except for the Baud rate, which must be manually set to 115200 baud in order to get non-gibberish messages to appear on the Serial Monitor)</text:p>
      <text:soft-page-break/>
      <text:p text:style-name="Textbody">It may be useful to clear the Serial Monitor window; this may be done by clicking the ‘Clear output’ button at the lower-right of the Serial Monitor screen.</text:p>
      <text:p text:style-name="Textbody">NOTE:  It is possible (and very convenient) to exercise the Arduino &amp; PennyMan shield by connecting them to the PC with the USB cable (no separate 12-volt power supply is needed).  You don’t need to connect the DB-25 connector to the PennyMan wiring harness, either.  You can simulate the inputs using the Serial Monitor, by typing a character into the Serial Monitor, and hitting the ‘Send’ button or simply hitting ‘Enter’ on the keyboard.   NOTE: not all characters will be recognized in all states.  Carefully read the table below, to determine the characters expected (and the only ones allowed) in any given state. </text:p>
      <text:p text:style-name="Textbody">NOTE: although it is possible to program the PennyMan software into<text:s/>an Arduino without a PennyMan shield board attached, (see section 6 for programming instructions) the PennyMan program will NOT run reliably on the Arduino without a PennyMan shield board attached. This is because the pull-up resistors which keep the input<text:s/>signals at known (sane) levels are on the PennyMan shield; without the shield installed, the inputs are “floating”. They may be High (inactive), Low (active) or anywhere in between.  Random cosmic rays can change the state of floating input pins, and the<text:s/>Arduino will interpret the floating inputs in ways that lead to chaotic operation.  Save yourself a lot of confusion; always us a PennyMan shield, even when you’re only connected to the PC.</text:p>
      <table:table table:style-name="Table86">
        <table:table-columns>
          <table:table-column table:style-name="TableColumn87"/>
          <table:table-column table:style-name="TableColumn88"/>
        </table:table-columns>
        <table:table-row table:style-name="TableRow89">
          <table:table-cell table:style-name="TableCell90">
            <text:p text:style-name="P91">State Message Visible in OLED Display</text:p>
          </table:table-cell>
          <table:table-cell table:style-name="TableCell92">
            <text:p text:style-name="P93">Legal/Expected Characters from Serial Monitor</text:p>
          </table:table-cell>
        </table:table-row>
        <table:table-row table:style-name="TableRow94">
          <table:table-cell table:style-name="TableCell95">
            <text:p text:style-name="P96">"Start"</text:p>
          </table:table-cell>
          <table:table-cell table:style-name="TableCell97">
            <text:p text:style-name="P98">n.a.  (no user input expected in this state)</text:p>
          </table:table-cell>
        </table:table-row>
        <table:table-row table:style-name="TableRow99">
          <table:table-cell table:style-name="TableCell100">
            <text:p text:style-name="P101">"Wait for Home"</text:p>
          </table:table-cell>
          <table:table-cell table:style-name="TableCell102">
            <text:p text:style-name="P103">h</text:p>
          </table:table-cell>
        </table:table-row>
        <table:table-row table:style-name="TableRow104">
          <table:table-cell table:style-name="TableCell105">
            <text:p text:style-name="P106">"Wait for Coin"</text:p>
          </table:table-cell>
          <table:table-cell table:style-name="TableCell107">
            <text:p text:style-name="P108">c</text:p>
          </table:table-cell>
        </table:table-row>
        <table:table-row table:style-name="TableRow109">
          <table:table-cell table:style-name="TableCell110">
            <text:p text:style-name="P111">"Wait for Button"</text:p>
          </table:table-cell>
          <table:table-cell table:style-name="TableCell112">
            <text:p text:style-name="P113">1, 2, 3, or 4</text:p>
          </table:table-cell>
        </table:table-row>
        <table:table-row table:style-name="TableRow114">
          <table:table-cell table:style-name="TableCell115">
            <text:p text:style-name="P116">"Position Stamp"</text:p>
          </table:table-cell>
          <table:table-cell table:style-name="TableCell117">
            <text:p text:style-name="P118">9.  (you’ll need to send a ‘9’ 1, 2, 3, or 4 times, depending on which button you<text:s/>selected, above.)</text:p>
          </table:table-cell>
        </table:table-row>
        <table:table-row table:style-name="TableRow119">
          <table:table-cell table:style-name="TableCell120">
            <text:p text:style-name="P121">"Coin Drop"</text:p>
          </table:table-cell>
          <table:table-cell table:style-name="TableCell122">
            <text:p text:style-name="P123">n.a.  (no user input expected in this state)</text:p>
          </table:table-cell>
        </table:table-row>
        <table:table-row table:style-name="TableRow124">
          <table:table-cell table:style-name="TableCell125">
            <text:p text:style-name="P126">"Wait for Finish"</text:p>
          </table:table-cell>
          <table:table-cell table:style-name="TableCell127">
            <text:p text:style-name="P128">n.a.  (no user input expected in this state)</text:p>
          </table:table-cell>
        </table:table-row>
        <table:table-row table:style-name="TableRow129">
          <table:table-cell table:style-name="TableCell130" table:number-columns-spanned="2">
            <text:p text:style-name="P131">The states below are not part of normal operation; they should not be seen on the Display.  If you get any of<text:s/>the states below, it may indicate an Arduino board that is beginning to fail; replace it and try again.</text:p>
          </table:table-cell>
          <table:covered-table-cell/>
        </table:table-row>
        <table:table-row table:style-name="TableRow132">
          <table:table-cell table:style-name="TableCell133">
            <text:p text:style-name="P134">"Invalid"</text:p>
          </table:table-cell>
          <table:table-cell table:style-name="TableCell135">
            <text:p text:style-name="P136">n.a.  (no user input expected in this state)</text:p>
          </table:table-cell>
        </table:table-row>
        <table:table-row table:style-name="TableRow137">
          <table:table-cell table:style-name="TableCell138">
            <text:p text:style-name="P139">"Shutdown"</text:p>
          </table:table-cell>
          <table:table-cell table:style-name="TableCell140">
            <text:p text:style-name="P141">n.a.  (no user input expected in this state)</text:p>
          </table:table-cell>
        </table:table-row>
        <table:table-row table:style-name="TableRow142">
          <table:table-cell table:style-name="TableCell143">
            <text:p text:style-name="P144">"Wait Forever"</text:p>
          </table:table-cell>
          <table:table-cell table:style-name="TableCell145">
            <text:p text:style-name="P146">n.a.  (no user<text:s/>input expected in this state)</text:p>
          </table:table-cell>
        </table:table-row>
        <table:table-row table:style-name="TableRow147">
          <table:table-cell table:style-name="TableCell148">
            <text:p text:style-name="P149">"Reset"</text:p>
          </table:table-cell>
          <table:table-cell table:style-name="TableCell150">
            <text:p text:style-name="P151">n.a.  (no user input expected in this state)</text:p>
            <text:p text:style-name="P152">Note, however, that opening the Serial Monitor causes a reset, as does changing the baud rate (e.g., to something other than 115200 and changing it back to 115200<text:s/>again.)</text:p>
          </table:table-cell>
        </table:table-row>
        <table:table-row table:style-name="TableRow153">
          <table:table-cell table:style-name="TableCell154">
            <text:p text:style-name="P155">"Unknown!"</text:p>
          </table:table-cell>
          <table:table-cell table:style-name="TableCell156">
            <text:p text:style-name="P157">n.a.  (no user input expected in this state)</text:p>
          </table:table-cell>
        </table:table-row>
      </table:table>
      <text:p text:style-name="Textbody"> </text:p>
      <text:p text:style-name="Textbody">6.       Programming the Arduino. </text:p>
      <text:soft-page-break/>
      <text:p text:style-name="Textbody">Obtain the PennyMan source code from GitHub as follows:</text:p>
      <text:p text:style-name="Textbody">Go to<text:s/></text:p>
      <text:p text:style-name="Textbody"><text:a xlink:href="https://github.com/ndnaegle/newpenny" office:target-frame-name="_top" xlink:show="replace"><text:span text:style-name="Hyperlink">https://github.com/ndnaegle/newpenny</text:span></text:a><text:s/></text:p>
      <text:p text:style-name="Textbody">There are 2 directories under this project,<text:s/><text:span text:style-name="T158">Docs</text:span><text:s/>and<text:s/><text:span text:style-name="T159">main</text:span>. <text:s/>Docs contains design information and documentation, including this file. <text:s/><text:span text:style-name="T160">main</text:span><text:s/>contains the Arduino code for the project.</text:p>
      <text:p text:style-name="Textbody">The use of GitHub is beyond the scope of this document, but there are plenty of tutorials on the Web.]</text:p>
      <text:p text:style-name="Textbody">Further note: <text:s/>The newpenny Arduino sketch (Arduino programs are called 'sketches') requires, in addition to all the files in the newpenny GitHub repository, the AdaFruit SS1306 display libraries and the AdaFruit graphics library. <text:s text:c="2"/>To get the SS1306 library, go to this site: <text:s/><text:a xlink:href="https://github.com/adafruit/Adafruit_SSD1306" office:target-frame-name="_top" xlink:show="replace">https://github.com/adafruit/Adafruit_SSD1306</text:a><text:s/>and click 'Clone or Download'. <text:s/>Select 'Download ZIP file'. <text:s/>That should put a copy of the Zip file in your Downloads directory if you're running Windows. <text:s/>The process is similar for MacOS. <text:s text:c="2"/>To get the AdaFruit Graphics library, go to this site: <text:s/><text:a xlink:href="https://github.com/adafruit/Adafruit-GFX-Library" office:target-frame-name="_top" xlink:show="replace">https://github.com/adafruit/Adafruit-GFX-Library</text:a><text:s/>and click 'Clone or Download'. <text:s/>Select 'Download ZIP file'. <text:s/>That should put a copy of the Zip file in your Downloads directory if you're running Windows. <text:s text:c="2"/><text:s/>Jon modified the FRAM library from AdaFruit, but didn't debug it sufficiently to recognize any FRAM but the ones from Fujitsu. <text:s/>I think a better library is available here:<text:s/><text:a xlink:href="https://github.com/adafruit/Adafruit_FRAM_I2C" office:target-frame-name="_top" xlink:show="replace">https://github.com/adafruit/Adafruit_FRAM_I2C</text:a><text:s/>although some coding work would have to be done to insure the routines Jon wrote for his library can be replaced by those in FRAM_I2C. <text:s/>The advantage is that much more testing has been done with FRAM_I2C for supporting many types<text:s/>of FRAM.</text:p>
      <text:p text:style-name="Textbody">Look at the documentation for the Arduino IDE about loading libraries. <text:s/>Basically, from inside the Arduino IDE, you can load additional libraries. <text:s/>There is a dialog for navigating to the ZIP file containing the library and opening it. <text:s/>Once the Arduino IDE has opened the ZIP file containing the library, it will be accessible to programs wishing to use it; you won't get compile errors complaining about missing libraries.</text:p>
      <text:p text:style-name="Textbody">Once you have the PennyMan source on your PC (mine is at C:\Users\Naegle\Documents\GitHub\newpenny)  you start up the Arduino IDE (downloadable from the Web; google for details), navigate to …\GitHub\newpenny, and open main.ico.   This should give you the whole source.  You can compile the code to check it by clicking on the check-mark box in the upper-left of the Arduino IDE.  You can compile and upload the code to a connected Arduino board (see above for connecting the board with a USB cable) by clicking on the right-arrow button in the Arduino IDE.  Note any diagnostic messages in<text:s/>the bottom of the IDE; they will tell you if you succeeded in programming the Arduino, and if not, what may have gone wrong.  Full instructions on compilation and uploading are beyond the scope of this document, but are well-documented on the Web.</text:p>
      <text:p text:style-name="Textbody">7.       Weird Stuff it’s well to watch.</text:p>
      <text:p text:style-name="Textbody">7.1   Pin D4 (Coins Accepted) was hard to “pull down” (bring to an active, (LOW) state) on the Arduino board.  I tried a couple of different Arduinos, with the same result, but never found out the reason why this input didn’t behave like the others.  I used a strong buffer the 74AHC1G125, to force the Arduino D4 pin LOW when the coin drop was active.   I have designed in a “stuffing option” to the shield board, such that the 74AHC1G125 buffer can be eliminated and a zero-ohm bypass resistor installed (R9), which will be cheaper and SHOULD work correctly.  I tried this experiment with the latest (Rev 4.8) version of the PennyMan shield, and the buffer is still required. <text:s/><text:span text:style-name="T161">NOTE: DO NOT install BOTH R9 and the 74AHC1G125, instal</text:span><text:span text:style-name="T162">l one or the other.</text:span><text:s text:c="2"/>Next step: try explicitly setting Arduino pin D4 as an INPUT. <text:s/>Jon took advantage of the published behavior of the Arduino IDE to set pins to be inputs by default. <text:s/>But what if pin D4 is set up strangely. <text:s/>(No Google searching revealed<text:s/>any<text:s/><text:soft-page-break/>problems with default-input behavior specific to pin D4, and Jon maintains it should be a regular input. <text:s/>I've minutely searched the schematics and examined the Arduino board layout to find if there's anything else connected to D4 that would change its behavior. <text:s/>Still a mystery, so for now, we'll rely on the fact that we have the buffer, and hope its use doesn't stress the Arduino pin. <text:s/>Somewhere a lot of current is getting shorted to ground by the 74AHC1G125 buffer. <text:s/>Fortunately, the buffer is only active for a second or so (for as long as the coin slide is pushed in), so the stress is not continuous over time.</text:p>
      <text:p text:style-name="Textbody">7.2   I had hoped to increase the flexibility of the PennyMan shield (for other projects) by including a mechanism to bring +12V out of the DB-25 connector.  To do this I “stole” a couple of ground pins on the DB-25, making them programmable as +12V or “floating”. However, I found that the Upper Solenoid solid state relay uses a ground on the harness which is connected to one of the DB-25-pins I<text:s/>“stole”. <text:s/><text:span text:style-name="T163">Therefore, it is necessary to connect these pins to ground.</text:span><text:s/>This may be done on the board, with a zero-ohm surface-mount resistor (R8) placed so that it shorts the output pins to the ground side of C2.  This is not really ideal, however.  An easier way is to simply take a short piece of wire and short DB25 pins 25 and 24 to pin 23.</text:p>
      <text:p text:style-name="Textbody">7.3   The SSD1306 OLED display is available with two different pin placements for +5V and GND.  In order to accommodate the use of both types (and thus keep costs down<text:s/>on the board, by buying whichever version happens to be cheaper at the moment) I have designed zero-ohm resistors (R3, R4, R5, R6) to connect the two power pins on the OLED display to the appropriate power and ground.  Two of these resistors MUST be left<text:s/>un-stuffed, in order to avoid a power-to-ground short circuit, which will damage both the PennyMan Shield and the Arduino board.  Plugging in a wrong-style OLED display will also damage the display and maybe the shield and Arduino.  It might be prudent to<text:s/>select one or the other type of display, so that you don’t have to be so careful to mate the proper display with the proper placement of these resistors.</text:p>
      <text:p text:style-name="Textbody">7.4   The pushbutton on the Shield was intended as an additional, generic input.  It is currently unused, but goes to an Arduino input (D9) which could be defined in inputs.h and used in some way. But without writing software, this pushbutton does nothing, and could be left un-stuffed on the board to reduce cost and speed up assembly of the shield.</text:p>
      <text:p text:style-name="Textbody">7.5   I<text:s/>have put a ground pin close to the pushbutton switch.  This is a convenience for debugging the board; it’s often handy to have an easy place to ground an oscilloscope probe or multi-meter probe, when making measurements.  It is not really needed during normal operation, and could be eliminated without any ill effect (until you need to connect a ground to the board when you’re debugging something.  At that point, you could do a field-soldering job and put in a wire or a pin in that location.)</text:p>
      <text:p text:style-name="Textbody">7.6   There are several flavors of FRAM log chip that all fit the pin-out of the board.  The FRAM_I2C.cc module attempts to read the size of the chip installed, and sets up the FRAM according to the size it finds.  However, the cheapest versions of the FRAM chip (24C04)<text:s/>do not have a manufacturer’s ID like some of the more modern (more expensive) chips.  The Fujitsu 256K chip costs about $4-6, whereas the Cypress Semi 24C04 costs about a dollar.  Currently the FRAM_I2C module does not correctly set up the 24C04.  This leads to strange behavior in Debug Mode, when the software believes there’s a log chip, but it doesn’t work correctly because it’s not properly set up, because it wasn’t recognized because it doesn’t have a manufacturer’s ID.  We can solve this by only using<text:s/>the Fujitsu parts. But it’s not a very elegant solution.   </text:p>
      <text:p text:style-name="Textbody">7.7   The current implementation of the FRAM dedicates the entire chip to the Log file.  There ought to be a way of reserving the first few locations in the chip for use as counters.   This would<text:s/>involve some changes (probably minor) to the way the log addressing is done:  set the initial log pointer to just above the reserved space for the counters, set the wrap-around routine to respect the reserved locations and avoid clobbering them when it wraps the log address around.  And, of course, there needs to be some<text:s/><text:soft-page-break/>new FRAM routines written to use the reserved locations as Counters.  NOTE: there is no (legacy) counter function implemented on the latest (Rev 4.8) version of the PennyMan shield.</text:p>
      <text:p text:style-name="Textbody">7.8  <text:s/>There will need to be some minor changes to the FRAM_I2C code to recognize that the Log chip is absent (un-stuffed), in order to properly disable the logging and the debug console when no chip is present.  The logging FRAM chip is the most expensive one remaining on the PennyMan shield board, and it’s not required for normal operation of the PennyMan system, according to Kristen and Brett.</text:p>
      <text:list text:style-name="LFO1" text:continue-numbering="true">
        <text:list-item>
          <text:list>
            <text:list-item>
              <text:p text:style-name="P164">I made a couple of designs for latching the “red lever” (coin-accept enable) so that the upper solenoid (coin-accept enable) wouldn't have to be continuously activated. <text:s/>Kristen says it's a known failure mechanism: eventually, the upper solenoid burns out and has to be replaced, despite using an expensive solenoid that is, per it's specs, rated for continuous activation. <text:s/><text:s/>My latch is mechanical, spring loaded, and holds the red lever up until the coin slide is pushed in. <text:s text:c="2"/>I built a prototype of my first design, and it appears to work as designed. <text:s/>Unfortunately, with the red lever lifted, it appears that the coin slide can be pushed in without coins in it, which will unlatch my latch, preventing pushing in the coin slide, whether or not there are coins in it. <text:s/>(Apparently the Coins-accepted magnetic switch isn't activated unless the coin slide is pushed in AND it contains<text:s/>coins.) <text:s/>So,<text:s/><text:span text:style-name="T165">my scheme to mechanically latch up the red lever and unlatch it with the coin slide, apparently won't work with the current coin slides.</text:span></text:p>
              <text:list text:continue-numbering="true">
                <text:list-item>
                  <text:p text:style-name="P166">I then investigated latching solenoids, so that the state machine could control the latching and unlatching of the red lever. <text:s/>I did find such solenoids (see the s-73-31 from TLX Technologies, tlxtech.com, which is activated from 4 AA batteries.) This means the <text:s/>s-73-31 solenoid doesn't need 120V AC and a solid-state AC relay to activate it; the PennyMan shield driver should be sufficient to directly activate it, eliminating the Upper Solenoid solid-state relay. <text:s text:c="2"/>Upon further consideration, I realized that this solenoid could replace the red lever entirely; just mount the solenoid so that in the extended, latched position, it blocks the coin slide from being pushed in, just like the red lever does now. <text:s/>In the retracted, latched position, the solenoid allows the coin slide to be pushed in. <text:s/>Use of this scheme requires another output from the Arduino/PennyMan shield assembly, and additional wiring in the DB-25 conntector and wire harness, because the latching solenoid has one wire for extending, and one wire for retracting. <text:s/>Fortunately, version 4.8 and subsequent versions of the PennyMan Shield board have two additional, unused outputs which are buffered like all the original outputs. <text:s/>All that's required to use these is to define the pins in the Arduino newpenny sketch, and modify the state machine in the sketch to use the latching solenoid.</text:p>
                </text:list-item>
              </text:list>
            </text:list-item>
            <text:list-item>
              <text:p text:style-name="P167">Realizing that the Upper solenoid didn't require a solid-state relay led me to wonder if a different solenoid could be found for the coin-drop solenoid, which could be directly operated by the PennyMan Arduino shield. <text:s/>This would not be a new output, it would simply re-purpose the existing Coin-Drop output. <text:s text:c="3"/>This would not require any code changes, but it WOULD eliminate another solid-state relay. <text:s/>The only remaining solid-state AC relay would be the one for the Motor, and that one is necessary, because the motor requires lots of power.</text:p>
            </text:list-item>
            <text:list-item>
              <text:p text:style-name="P168">I found a 3D printed mounting fixture for the Arduino Uno. <text:s/>I had it printed out on 3DHub. <text:s/>Unfortunately, the cost of 3D printing in low volumes is relatively high; the mount cost about $20.00 with printing and shipping. <text:s/>BUT I then got the idea to create a silicone mould from the 3D printed part, and do polyurethane casting to produce copies of the mount. <text:s/>I uploaded the 3D file to another site and found that the volume of the mount is 15,00 mm3. <text:s/>2 pints of polyurethane resin (less 20% of the volume, to account for inability<text:s/><text:soft-page-break/>to scrape every last mm3 from the mixing cups) is sufficient to make about 46 mounts. <text:s/>I figure that, with $22.00 for a 2-pint sample kit of the polyurethane casting resin, $29.00 for the silicone moulding compound, and $20.00 for the 3D printed original mount, divided by 46, is less than $1.60 per mount. <text:s/>That's probably acceptable, assuming the cast copies are as dimensionally accurate as needed for this application. <text:s/>The labor to cast up 46 of these should not be any worse than the labor to assemble all the fiddly spacers, etc., for mounting the Arduino board without the plastic mount. <text:s/>In use, the mount requires 2 to 4 #6 panhead screws to affix it to the wooden PennyMan cabinet, plus one #4 panhead screw to secure the<text:s/>Arduino board within the mount. <text:s/>The PennyMan Shield will be attached to the Arduino board through its pins which mate with the sockets on the Arduino board, and should not require any additional mechanical mounting.</text:p>
            </text:list-item>
            <text:list-item>
              <text:p text:style-name="P169">I've been thinking about how to improve<text:s/>the engraving of the dies in the penny press. <text:s/>It seems to me that engraving a graphite picture, using computer-numeric-control (CNC), then using the graphite as an Electrical Discharge Machining (EDM) electrode, would largely automate the engraving of the dies. <text:s/>I don't know if this is cheaper than ordering it done as it is now, but it might be a way of getting anything you can get drawn as a black-and-white image, easily and quickly onto a stamping die. <text:s/>The nice thing about EDM is that you can pre-harden the roller, then EDM engrave it, without changing its hardness properties. That would seem to be important for long die life.</text:p>
            </text:list-item>
            <text:list-item>
              <text:p text:style-name="P170">I have uploaded a version 4.9 of the Pennyman Arduino Shield. <text:s/>This version differs from version 4.8 in that it has a generic LED driven by the Arduino D10 line. <text:s/>Without additional software, this LED does nothing at present. <text:s/>I had some notion of using the LED in situations where the OLED display was not present.<text:s/></text:p>
            </text:list-item>
            <text:list-item>
              <text:p text:style-name="P171">I had an idea to create a test environment for the PennyMan Arduino Shield that would simulate the signal environment of an actual PennyMan machine without using an actual machine with its bulk and expense. <text:s/>I have the wiring harnesses set up, but I did not yet succeed in making the motor behave as a real motor does (with its inertia and coasting behavior). <text:s/>I also need further refinements on the position sensing mechanism to create the signals that tell the Shield when the selected one of 4 die images is in position for the penny to be dropped into the press. <text:s/>Use of such a test station might be a way to automate lifetime testing of the Shield.</text:p>
            </text:list-item>
          </text:list>
        </text:list-item>
      </text:list>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9">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Naegle</meta:initial-creator>
    <dc:creator>David Naegle</dc:creator>
    <meta:creation-date>2022-03-12T07:15:00Z</meta:creation-date>
    <dc:date>2022-03-12T07:15:00Z</dc:date>
    <meta:template xlink:href="Normal" xlink:type="simple"/>
    <meta:editing-cycles>2</meta:editing-cycles>
    <meta:editing-duration>PT300S</meta:editing-duration>
    <meta:document-statistic meta:page-count="9" meta:paragraph-count="55" meta:word-count="4186" meta:character-count="27995" meta:row-count="198" meta:non-whitespace-character-count="23864"/>
  </office:meta>
</office:document-meta>
</file>